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1F000002CFD7EACE3AEB1633AB.png" manifest:media-type="image/png"/>
  <manifest:file-entry manifest:full-path="Pictures/1000020100000320000002584EC20BF5B9C2E8B3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Sans" svg:font-family="FreeSans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0.35cm"/>
    </style:style>
    <style:style style:name="gr2" style:family="graphic" style:parent-style-name="Object_20_with_20_no_20_fill_20_and_20_no_20_line">
      <style:graphic-properties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1.25cm"/>
    </style:style>
    <style:style style:name="P1" style:family="paragraph">
      <style:text-properties fo:font-size="8pt" style:font-size-asian="8pt" style:font-size-complex="8pt"/>
    </style:style>
    <style:style style:name="P2" style:family="paragraph">
      <loext:graphic-properties draw:fill="none"/>
      <style:text-properties fo:font-size="8pt" style:font-size-asian="8pt" style:font-size-complex="8pt"/>
    </style:style>
    <style:style style:name="P3" style:family="paragraph">
      <loext:graphic-properties draw:fill="none"/>
      <style:paragraph-properties fo:margin-left="0cm" fo:margin-right="1cm" fo:margin-top="1cm" fo:margin-bottom="1cm" fo:text-align="center" fo:text-indent="0cm"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8pt" fo:text-shadow="none" style:text-underline-style="none" style:letter-kerning="true" style:font-name-asian="Noto Sans CJK SC Regular" style:font-size-asian="8pt" style:font-name-complex="FreeSans2" style:font-size-complex="8pt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italic" fo:text-shadow="none" style:text-underline-style="none" style:letter-kerning="true" style:font-name-asian="Noto Sans CJK SC Regular" style:font-size-asian="8pt" style:font-style-asian="italic" style:font-name-complex="FreeSans2" style:font-size-complex="8pt" style:font-style-complex="italic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style:letter-kerning="true" style:font-name-asian="Noto Sans CJK SC Regular" style:font-size-asian="8pt" style:font-style-asian="normal" style:font-name-complex="FreeSans2" style:font-size-complex="8pt" style:font-style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bold" style:letter-kerning="true" style:font-name-asian="Noto Sans CJK SC Regular" style:font-size-asian="8pt" style:font-style-asian="normal" style:font-weight-asian="bold" style:font-name-complex="FreeSans2" style:font-size-complex="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 Regular" style:font-size-asian="8pt" style:font-style-asian="normal" style:font-weight-asian="normal" style:font-name-complex="FreeSans2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9.8cm" svg:height="0.6cm" svg:x="1.5cm" svg:y="9.1cm">
          <draw:text-box>
            <text:p text:style-name="P1"><text:span text:style-name="T1">http://scikit-</text:span><text:span text:style-name="T1">learn.sourceforge.net/0.6/modules/decompo</text:span><text:span text:style-name="T1">sitions.html</text:span></text:p>
          </draw:text-box>
        </draw:frame>
        <draw:frame draw:style-name="gr2" draw:text-style-name="P3" draw:layer="layout" svg:width="10.4cm" svg:height="7.8cm" svg:x="1.4cm" svg:y="1.5cm">
          <draw:image xlink:href="Pictures/1000020100000320000002584EC20BF5B9C2E8B3.png" xlink:type="simple" xlink:show="embed" xlink:actuate="onLoad">
            <text:p/>
          </draw:image>
        </draw:frame>
        <draw:frame draw:style-name="gr3" draw:text-style-name="P4" draw:layer="layout" svg:width="18.999cm" svg:height="17.097cm" svg:x="0.301cm" svg:y="10.6cm">
          <draw:image xlink:href="Pictures/100000000000031F000002CFD7EACE3AEB1633AB.png" xlink:type="simple" xlink:show="embed" xlink:actuate="onLoad">
            <text:p/>
          </draw:image>
        </draw:frame>
        <draw:frame draw:style-name="gr4" draw:text-style-name="P5" draw:layer="layout" svg:width="19cm" svg:height="1.5cm" svg:x="1.2cm" svg:y="28.2cm">
          <draw:text-box>
            <text:p text:style-name="P1"><text:span text:style-name="T2">Jung, T. P.; Makeig, S.; Humphries, C.; Lee, T. W.; McKeown, M. J.; Iragui, V. &amp; Sejnowski, T. J. (2000), 'Removing electroencephalographic artifacts by blind </text:span><text:span text:style-name="T2">source separation.', </text:span><text:span text:style-name="T3">Psychophysiology</text:span><text:span text:style-name="T4"> </text:span><text:span text:style-name="T5">37</text:span><text:span text:style-name="T6">(2), 163--178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Sans" svg:font-family="FreeSans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" style:font-family-asian="FreeSan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wka maly</meta:initial-creator>
    <meta:creation-date>2017-04-23T22:15:55.496284124</meta:creation-date>
    <dc:date>2017-04-23T22:42:00.544916212</dc:date>
    <dc:creator>ewka maly</dc:creator>
    <meta:editing-duration>PT3M16S</meta:editing-duration>
    <meta:editing-cycles>1</meta:editing-cycles>
    <meta:document-statistic meta:object-count="4"/>
    <meta:generator>LibreOffice/5.2.0.4$Linux_X86_64 LibreOffice_project/20m0$Build-4</meta:generator>
  </office:meta>
</office:document-meta>
</file>